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name-complex="Vazir" style:font-size-complex="16pt"/>
    </style:style>
    <style:style style:name="P2" style:family="paragraph" style:parent-style-name="Standard">
      <style:text-properties fo:font-size="16pt" officeooo:rsid="000f9c77" style:font-size-asian="16pt" style:font-name-complex="Vazir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f9c77" officeooo:paragraph-rsid="000f9c77" style:font-size-asian="16pt" style:font-name-complex="Vazir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0f9c77" officeooo:paragraph-rsid="000f9c77" style:font-size-asian="16pt" style:font-name-complex="Vazir" style:font-size-complex="16pt"/>
    </style:style>
    <style:style style:name="P5" style:family="paragraph" style:parent-style-name="Standard" style:list-style-name="L1">
      <style:paragraph-properties fo:text-align="end" style:justify-single-word="false"/>
      <style:text-properties fo:font-size="16pt" officeooo:rsid="000f9c77" officeooo:paragraph-rsid="000f9c77" style:font-size-asian="16pt" style:font-name-complex="Vazir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0f9c77" officeooo:paragraph-rsid="000f9c77" style:font-size-asian="16pt" style:font-name-complex="Vazir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f9c77" officeooo:paragraph-rsid="000f9c77" style:font-size-asian="16pt" style:font-name-complex="Vazir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10b2db" officeooo:paragraph-rsid="0010b2db" style:font-size-asian="16pt" style:font-name-complex="Vazir" style:font-size-complex="16pt"/>
    </style:style>
    <style:style style:name="P9" style:family="paragraph" style:parent-style-name="Standard" style:list-style-name="L1">
      <style:paragraph-properties fo:text-align="end" style:justify-single-word="false"/>
      <style:text-properties fo:font-size="16pt" officeooo:rsid="0010b2db" officeooo:paragraph-rsid="0010b2db" style:font-size-asian="16pt" style:font-name-complex="Vazir" style:font-size-complex="16pt"/>
    </style:style>
    <style:style style:name="P10" style:family="paragraph" style:parent-style-name="Standard">
      <style:paragraph-properties fo:text-align="justify" style:justify-single-word="false" fo:break-before="page"/>
      <style:text-properties fo:font-size="16pt" officeooo:rsid="000f9c77" officeooo:paragraph-rsid="000f9c77" style:font-size-asian="16pt" style:font-name-complex="Vazir" style:font-size-complex="16pt"/>
    </style:style>
    <style:style style:name="T1" style:family="text">
      <style:text-properties officeooo:rsid="0010b2d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محمد عصاری</text:p>
      <text:p text:style-name="P3">آریا خلیق</text:p>
      <text:p text:style-name="P3"/>
      <text:p text:style-name="P3"/>
      <text:p text:style-name="P3"/>
      <text:p text:style-name="P3">پیش‌گزارش آزمایشگاه ریز‌پردازنده</text:p>
      <text:p text:style-name="P3">ساخت منو</text:p>
      <text:p text:style-name="P3"/>
      <text:p text:style-name="P3"/>
      <text:p text:style-name="P3"/>
      <text:p text:style-name="P3"/>
      <text:p text:style-name="P3">اواخر خزان زیبای ۹۸</text:p>
      <text:p text:style-name="P10">برای این آزمایش باید کد‌های گذشته خود را به هم متصل می‌کردیم. </text:p>
      <text:p text:style-name="P6"/>
      <text:p text:style-name="P6">برای نمایش منو به صورت امتیازی یک متغیر boolean برای مشخص کردن داخل یا خارج منو بودن و یک شمارنده برای مشخص کردن مکان منو در LCD استفاده شد. به گونه‌ای که با فشار دادن * وارد منوی انتخابی و با فشار دادن # از منو خارج می‌شود. همچنین از ۱ و ۷ برای بالا و پایین بردن منو استفاده می‌شود. </text:p>
      <text:p text:style-name="P6"/>
      <text:p text:style-name="P6">برای تست و دیباگ کردن برنامه، کدها را در ۵ مرحله تقسیم‌بندی کردیم که کامیت‌های مختلف کد در آدرس زیر قرار دارد:</text:p>
      <text:p text:style-name="P7"><text:a xlink:type="simple" xlink:href="https://github.com/aryabartar/BSc-HWc/tree/master/Micro%20Lab" text:style-name="Internet_20_link" text:visited-style-name="Visited_20_Internet_20_Link">https://github.com/aryabartar/BSc-HWc/tree/master/Micro%20Lab</text:a></text:p>
      <text:p text:style-name="P7"/>
      <text:p text:style-name="P4"/>
      <text:list xml:id="list3276463132942597115" text:style-name="L1">
        <text:list-item>
          <text:p text:style-name="P5">در مرحله اول LCD وصل شده و یک پیام چاپ می‌کند. </text:p>
        </text:list-item>
        <text:list-item>
          <text:p text:style-name="P5">در مرحله دوم Keypad را به LCD وصل می‌کنیم و با کلیدها صحت برنامه را تست می‌کنیم. </text:p>
        </text:list-item>
        <text:list-item>
          <text:p text:style-name="P5">در مرحله سوم سنسور دما اضافه می‌شود. </text:p>
        </text:list-item>
        <text:list-item>
          <text:p text:style-name="P5">در مرحله چهارم <text:span text:style-name="T1">سنسور درجه حرارت اضافه می‌شود. </text:span></text:p>
        </text:list-item>
        <text:list-item>
          <text:p text:style-name="P9">در مرحله آخر هم‌، زمان را چاپ می‌کنیم. </text:p>
          <text:p text:style-name="P9"/>
        </text:list-item>
      </text:list>
      <text:p text:style-name="P8"/>
      <text:p text:style-name="P8">نکات مثبت پیاده‌سازی: </text:p>
      <text:p text:style-name="P8">توابع به خوبی تفکیک شده‌اند و همین تفکیک عالی باعث می‌شود زمانی که نیازی به خواندن زمان، حرارت یا رطوبت نداریم این مقادیر چک نشوند و کار اضافی انجام ندهیم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8:15:51.090151413</meta:creation-date>
    <dc:date>2019-12-06T18:34:30.487457375</dc:date>
    <meta:editing-duration>PT8M29S</meta:editing-duration>
    <meta:editing-cycles>1</meta:editing-cycles>
    <meta:document-statistic meta:table-count="0" meta:image-count="0" meta:object-count="0" meta:page-count="2" meta:paragraph-count="17" meta:word-count="199" meta:character-count="1010" meta:non-whitespace-character-count="824"/>
    <meta:generator>LibreOffice/5.2.7.2$Linux_X86_64 LibreOffice_project/20m0$Build-2</meta:generator>
  </office:meta>
</office:document-meta>
</file>